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0d7" officeooo:paragraph-rsid="000370d7"/>
    </style:style>
    <style:style style:name="P2" style:family="paragraph" style:parent-style-name="Standard">
      <style:text-properties officeooo:rsid="000520cf" officeooo:paragraph-rsid="000520cf"/>
    </style:style>
    <style:style style:name="P3" style:family="paragraph" style:parent-style-name="Standard">
      <style:text-properties officeooo:rsid="000e69eb" officeooo:paragraph-rsid="000e69eb"/>
    </style:style>
    <style:style style:name="P4" style:family="paragraph" style:parent-style-name="Standard" style:list-style-name="L1">
      <style:text-properties officeooo:rsid="000520cf" officeooo:paragraph-rsid="000520cf"/>
    </style:style>
    <style:style style:name="P5" style:family="paragraph" style:parent-style-name="Standard" style:list-style-name="L1">
      <style:text-properties fo:font-size="10pt" officeooo:rsid="000520cf" officeooo:paragraph-rsid="000520cf"/>
    </style:style>
    <style:style style:name="P6" style:family="paragraph" style:parent-style-name="Standard" style:list-style-name="L2">
      <style:text-properties officeooo:rsid="000370d7" officeooo:paragraph-rsid="000370d7"/>
    </style:style>
    <style:style style:name="P7" style:family="paragraph" style:parent-style-name="Standard" style:list-style-name="L2">
      <style:text-properties officeooo:rsid="000373d2" officeooo:paragraph-rsid="000373d2"/>
    </style:style>
    <style:style style:name="P8" style:family="paragraph" style:parent-style-name="Standard">
      <style:text-properties officeooo:rsid="001cf08b" officeooo:paragraph-rsid="001cf08b"/>
    </style:style>
    <style:style style:name="T1" style:family="text">
      <style:text-properties officeooo:rsid="0005bd33"/>
    </style:style>
    <style:style style:name="T2" style:family="text">
      <style:text-properties officeooo:rsid="001037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9C: For Profit CS </text:p>
      <text:p text:style-name="P1"/>
      <text:list xml:id="list8274368119167614697" text:style-name="L1">
        <text:list-item>
          <text:p text:style-name="P4">Why does he blame the organization for? </text:p>
          <text:list>
            <text:list-item>
              <text:p text:style-name="P5">He blames the organization for having cared about the growth of the community more than the community itself. </text:p>
            </text:list-item>
          </text:list>
        </text:list-item>
        <text:list-item>
          <text:p text:style-name="P4">What did he enjoy in the past? </text:p>
          <text:list>
            <text:list-item>
              <text:p text:style-name="P5">He enjoyed that every members of the community were <text:span text:style-name="T1">meant to be part of the community, in which everyone trusted everyone. For him, CS in the past was “Globalization done right”. </text:span></text:p>
            </text:list-item>
          </text:list>
        </text:list-item>
      </text:list>
      <text:p text:style-name="P2"/>
      <text:p text:style-name="P3">NC blames the administrators of <text:span text:style-name="T2">the site because at the beginning, they wanted to create a little community of Couch-Surfers but the administrators and Couch-Surfers advertized too much the site, and now the site lost its quality. Instead of building a community of travellers, they preferred to attract more members and considered economic growth as crucial. </text:span></text:p>
      <text:p text:style-name="P8"/>
      <text:p text:style-name="P8">Nowadays, the notion of trust isn’t the same anymore. </text:p>
      <text:p text:style-name="P8">The witness had faith in the system of sharing, exchanging, learning, but these principles do not seem to be crucial anymore. </text:p>
      <text:p text:style-name="P8">At the beginning, there was no advertizing about CS, only what people could say after having experienced it. Needless to say that subscribers were not as numerous as now. </text:p>
      <text:p text:style-name="P8">Unfortunately, CS has not escaped the law of growth which gives CS an entirely different scope. </text:p>
      <text:p text:style-name="P1"/>
      <text:p text:style-name="P1">Lexique:</text:p>
      <text:list xml:id="list7708829087816975275" text:style-name="L2">
        <text:list-item>
          <text:p text:style-name="P6">Frenzy (noun) = Frénésie </text:p>
        </text:list-item>
        <text:list-item>
          <text:p text:style-name="P6">To flake on someone = Tomber sur quelqu’un, arriver à l’improviste </text:p>
        </text:list-item>
        <text:list-item>
          <text:p text:style-name="P6">Solely = only </text:p>
        </text:list-item>
        <text:list-item>
          <text:p text:style-name="P7">Spurred = stimulated </text:p>
        </text:list-item>
        <text:list-item>
          <text:p text:style-name="P7">Array = network </text:p>
        </text:list-item>
        <text:list-item>
          <text:p text:style-name="P7">To mimic = to imitate </text:p>
        </text:list-item>
        <text:list-item>
          <text:p text:style-name="P7">Sparse = rare </text:p>
        </text:list-item>
        <text:list-item>
          <text:p text:style-name="P7">To abate = Résorb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48:18.366000000</meta:creation-date>
    <dc:date>2019-05-09T14:20:27.414000000</dc:date>
    <meta:editing-duration>PT34M44S</meta:editing-duration>
    <meta:editing-cycles>20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9" meta:word-count="248" meta:character-count="1408" meta:non-whitespace-character-count="1173"/>
  </office:meta>
</office:document-meta>
</file>